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61000007D752A1C737AE0F0429.png" manifest:media-type="image/png"/>
  <manifest:file-entry manifest:full-path="Pictures/1000000000000EC3000007D726D5C56C0A993FBE.png" manifest:media-type="image/png"/>
  <manifest:file-entry manifest:full-path="Pictures/1000000000000EC3000007D7C3AF62B7171EAFA5.png" manifest:media-type="image/png"/>
  <manifest:file-entry manifest:full-path="Pictures/1000000000000EC3000007D737ABFF5A1BCB6A8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3.41cm" svg:height="7.4cm" svg:x="1.1cm" svg:y="0.4cm">
          <draw:image xlink:href="Pictures/1000000000000EC3000007D7C3AF62B7171EAFA5.png" xlink:type="simple" xlink:show="embed" xlink:actuate="onLoad">
            <text:p/>
          </draw:image>
        </draw:frame>
        <draw:frame draw:style-name="gr1" draw:text-style-name="P1" draw:layer="layout" svg:width="13.31cm" svg:height="7.4cm" svg:x="1.1cm" svg:y="8.2cm">
          <draw:image xlink:href="Pictures/1000000000000EC3000007D737ABFF5A1BCB6A87.png" xlink:type="simple" xlink:show="embed" xlink:actuate="onLoad">
            <text:p/>
          </draw:image>
        </draw:frame>
        <draw:frame draw:style-name="gr1" draw:text-style-name="P1" draw:layer="layout" svg:width="13.21cm" svg:height="7.4cm" svg:x="14.8cm" svg:y="0.5cm">
          <draw:image xlink:href="Pictures/1000000000000EC3000007D726D5C56C0A993FBE.png" xlink:type="simple" xlink:show="embed" xlink:actuate="onLoad">
            <text:p/>
          </draw:image>
        </draw:frame>
        <draw:frame draw:style-name="gr1" draw:text-style-name="P1" draw:layer="layout" svg:width="6.71cm" svg:height="7.4cm" svg:x="14.8cm" svg:y="8.2cm">
          <draw:image xlink:href="Pictures/1000000000000761000007D752A1C737AE0F042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8cm" svg:height="2.63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1T16:18:59.454029329</meta:creation-date>
    <dc:date>2020-11-11T17:31:41.683893346</dc:date>
    <meta:editing-duration>PT42M14S</meta:editing-duration>
    <meta:editing-cycles>2</meta:editing-cycles>
    <meta:generator>LibreOffice/6.0.7.3$Linux_X86_64 LibreOffice_project/00m0$Build-3</meta:generator>
    <meta:document-statistic meta:object-count="27"/>
  </office:meta>
</office:document-meta>
</file>